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FD7B75392F1287B3.png" manifest:media-type="image/png"/>
  <manifest:file-entry manifest:full-path="Pictures/1000000000000556000003001BBEE182B8682BA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318cm" fo:margin-right="0.319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6.78cm, 3.014cm, 1.311cm, 2.771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3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5.172cm, 2.917cm, 2.963cm, 2.868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 2" text:anchor-type="char" svg:x="0.019cm" svg:y="8.916cm" svg:width="27.039cm" svg:height="9.125cm" draw:z-index="1"><draw:image xlink:href="Pictures/1000000000000556000003001BBEE182B8682BAA.png" xlink:type="simple" xlink:show="embed" xlink:actuate="onLoad"/><draw:contour-polygon svg:width="1363px" svg:height="761px" svg:viewBox="0 0 1363 761" draw:points="0,0 0,761 1363,761 1363,0" draw:recreate-on-edit="false"/></draw:frame><draw:frame draw:style-name="fr2" draw:name="Image 1" text:anchor-type="char" svg:x="0.235cm" svg:y="-1.065cm" svg:width="26.816cm" svg:height="8.996cm" draw:z-index="0"><draw:image xlink:href="Pictures/100000000000055600000300FD7B75392F1287B3.png" xlink:type="simple" xlink:show="embed" xlink:actuate="onLoad"/><draw:contour-polygon svg:width="1363px" svg:height="763px" svg:viewBox="0 0 1363 763" draw:points="0,0 0,763 1363,763 1363,0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1</meta:editing-cycles>
    <meta:creation-date>2014-12-12T07:29:00</meta:creation-date>
    <dc:date>2014-12-12T07:31:00</dc:date>
    <meta:editing-duration>PT2M</meta:editing-duration>
    <meta:generator>LibreOffice/5.1.5.2$MacOSX_X86_64 LibreOffice_project/7a864d8825610a8c07cfc3bc01dd4fce6a9447e5</meta:generator>
    <meta:document-statistic meta:table-count="0" meta:image-count="2" meta:object-count="0" meta:page-count="1" meta:paragraph-count="0" meta:word-count="0" meta:character-count="0" meta:non-whitespace-character-count="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